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en" fo:country="US" officeooo:rsid="0018b649" officeooo:paragraph-rsid="0018b649"/>
    </style:style>
    <style:style style:name="P2" style:family="paragraph" style:parent-style-name="Standard">
      <style:text-properties fo:language="en" fo:country="US" officeooo:rsid="00206d38" officeooo:paragraph-rsid="00206d38" style:language-asian="zxx" style:country-asian="none" style:language-complex="zxx" style:country-complex="none"/>
    </style:style>
    <style:style style:name="P3" style:family="paragraph" style:parent-style-name="Standard">
      <style:text-properties fo:language="en" fo:country="US" officeooo:rsid="0022d07e" officeooo:paragraph-rsid="0022d07e" style:language-asian="zxx" style:country-asian="none" style:language-complex="zxx" style:country-complex="none"/>
    </style:style>
    <style:style style:name="P4" style:family="paragraph" style:parent-style-name="Standard">
      <style:text-properties fo:language="en" fo:country="US" officeooo:rsid="0018b649" officeooo:paragraph-rsid="0018b649" style:language-asian="zxx" style:country-asian="none" style:language-complex="zxx" style:country-complex="none"/>
    </style:style>
    <style:style style:name="P5" style:family="paragraph" style:parent-style-name="Standard">
      <style:text-properties fo:language="en" fo:country="US" officeooo:rsid="002336ea" officeooo:paragraph-rsid="002336ea" style:language-asian="zxx" style:country-asian="none" style:language-complex="zxx" style:country-complex="none"/>
    </style:style>
    <style:style style:name="P6" style:family="paragraph" style:parent-style-name="Standard">
      <style:text-properties fo:language="en" fo:country="US" officeooo:rsid="002995c0" officeooo:paragraph-rsid="002995c0" style:language-asian="zxx" style:country-asian="none" style:language-complex="zxx" style:country-complex="none"/>
    </style:style>
    <style:style style:name="P7" style:family="paragraph" style:parent-style-name="Standard">
      <style:text-properties fo:language="en" fo:country="US" officeooo:rsid="00333edf" officeooo:paragraph-rsid="00333edf" style:language-asian="zxx" style:country-asian="none" style:language-complex="zxx" style:country-complex="none"/>
    </style:style>
    <style:style style:name="P8" style:family="paragraph" style:parent-style-name="Standard">
      <style:text-properties fo:language="en" fo:country="US" officeooo:rsid="00378258" officeooo:paragraph-rsid="00378258" style:language-asian="zxx" style:country-asian="none" style:language-complex="zxx" style:country-complex="none"/>
    </style:style>
    <style:style style:name="P9" style:family="paragraph" style:parent-style-name="Standard">
      <style:text-properties fo:language="en" fo:country="US" officeooo:rsid="001b3087" officeooo:paragraph-rsid="001b3087" style:language-asian="zxx" style:country-asian="none" style:language-complex="zxx" style:country-complex="none"/>
    </style:style>
    <style:style style:name="P10" style:family="paragraph" style:parent-style-name="Standard">
      <style:text-properties fo:language="en" fo:country="US" officeooo:rsid="003dcfef" officeooo:paragraph-rsid="003dcfef" style:language-asian="zxx" style:country-asian="none" style:language-complex="zxx" style:country-complex="none"/>
    </style:style>
    <style:style style:name="P11" style:family="paragraph" style:parent-style-name="Standard">
      <style:text-properties fo:language="en" fo:country="US" officeooo:rsid="003e39c5" officeooo:paragraph-rsid="003e39c5" style:language-asian="zxx" style:country-asian="none" style:language-complex="zxx" style:country-complex="none"/>
    </style:style>
    <style:style style:name="P12" style:family="paragraph" style:parent-style-name="Standard">
      <style:text-properties fo:language="en" fo:country="US" officeooo:rsid="004017dd" officeooo:paragraph-rsid="004017dd" style:language-asian="zxx" style:country-asian="none" style:language-complex="zxx" style:country-complex="none"/>
    </style:style>
    <style:style style:name="P13" style:family="paragraph" style:parent-style-name="Standard">
      <style:text-properties fo:language="en" fo:country="US" officeooo:rsid="0041f1a7" officeooo:paragraph-rsid="0041f1a7" style:language-asian="zxx" style:country-asian="none" style:language-complex="zxx" style:country-complex="none"/>
    </style:style>
    <style:style style:name="P14" style:family="paragraph" style:parent-style-name="Standard">
      <style:text-properties fo:language="en" fo:country="US" fo:font-weight="bold" officeooo:rsid="003ed39c" officeooo:paragraph-rsid="003ed39c" style:language-asian="zxx" style:country-asian="none" style:font-weight-asian="bold" style:language-complex="zxx" style:country-complex="none" style:font-weight-complex="bold"/>
    </style:style>
    <style:style style:name="P15" style:family="paragraph" style:parent-style-name="Standard">
      <style:text-properties fo:language="en" fo:country="US" fo:font-weight="bold" officeooo:rsid="00378258" officeooo:paragraph-rsid="00378258" style:language-asian="zxx" style:country-asian="none" style:font-weight-asian="bold" style:language-complex="zxx" style:country-complex="none" style:font-weight-complex="bold"/>
    </style:style>
    <style:style style:name="P16" style:family="paragraph" style:parent-style-name="Standard">
      <loext:graphic-properties draw:fill="none"/>
      <style:paragraph-properties fo:margin-left="0in" fo:margin-right="0in" fo:text-indent="0in" style:auto-text-indent="false" fo:background-color="transparent"/>
      <style:text-properties fo:language="en" fo:country="US" officeooo:rsid="001c6881" officeooo:paragraph-rsid="001b3087" style:language-asian="zxx" style:country-asian="none" style:language-complex="zxx" style:country-complex="none"/>
    </style:style>
    <style:style style:name="P17" style:family="paragraph" style:parent-style-name="Standard">
      <loext:graphic-properties draw:fill="none"/>
      <style:paragraph-properties fo:margin-left="0in" fo:margin-right="0in" fo:text-indent="0in" style:auto-text-indent="false" fo:background-color="transparent"/>
      <style:text-properties fo:language="en" fo:country="US" officeooo:rsid="001f4fa9" officeooo:paragraph-rsid="001d730f" style:language-asian="zxx" style:country-asian="none" style:language-complex="zxx" style:country-complex="none"/>
    </style:style>
    <style:style style:name="P18" style:family="paragraph" style:parent-style-name="Standard">
      <loext:graphic-properties draw:fill="none"/>
      <style:paragraph-properties fo:margin-left="0in" fo:margin-right="0in" fo:text-indent="0in" style:auto-text-indent="false" fo:background-color="transparent"/>
      <style:text-properties fo:language="en" fo:country="US" officeooo:rsid="001f4fa9" officeooo:paragraph-rsid="001f4fa9" style:language-asian="zxx" style:country-asian="none" style:language-complex="zxx" style:country-complex="none"/>
    </style:style>
    <style:style style:name="P19" style:family="paragraph" style:parent-style-name="Standard">
      <loext:graphic-properties draw:fill="none"/>
      <style:paragraph-properties fo:margin-left="0in" fo:margin-right="0in" fo:text-indent="0in" style:auto-text-indent="false" fo:background-color="transparent"/>
      <style:text-properties fo:language="en" fo:country="US" officeooo:rsid="002995c0" officeooo:paragraph-rsid="0022d07e" style:language-asian="zxx" style:country-asian="none" style:language-complex="zxx" style:country-complex="none"/>
    </style:style>
    <style:style style:name="P20" style:family="paragraph" style:parent-style-name="Standard">
      <loext:graphic-properties draw:fill="none"/>
      <style:paragraph-properties fo:margin-left="0in" fo:margin-right="0in" fo:text-indent="0in" style:auto-text-indent="false" fo:background-color="transparent"/>
      <style:text-properties fo:language="en" fo:country="US" officeooo:rsid="002995c0" officeooo:paragraph-rsid="002995c0" style:language-asian="zxx" style:country-asian="none" style:language-complex="zxx" style:country-complex="none"/>
    </style:style>
    <style:style style:name="P21" style:family="paragraph" style:parent-style-name="Standard">
      <loext:graphic-properties draw:fill="none"/>
      <style:paragraph-properties fo:margin-left="0in" fo:margin-right="0in" fo:text-indent="0in" style:auto-text-indent="false" fo:background-color="transparent"/>
      <style:text-properties fo:language="en" fo:country="US" officeooo:rsid="002b8892" officeooo:paragraph-rsid="002995c0" style:language-asian="zxx" style:country-asian="none" style:language-complex="zxx" style:country-complex="none"/>
    </style:style>
    <style:style style:name="P22" style:family="paragraph" style:parent-style-name="Standard">
      <loext:graphic-properties draw:fill="none"/>
      <style:paragraph-properties fo:margin-left="0in" fo:margin-right="0in" fo:text-indent="0in" style:auto-text-indent="false" fo:background-color="transparent"/>
      <style:text-properties fo:language="en" fo:country="US" officeooo:rsid="002b8892" officeooo:paragraph-rsid="002b8892" style:language-asian="zxx" style:country-asian="none" style:language-complex="zxx" style:country-complex="none"/>
    </style:style>
    <style:style style:name="P23" style:family="paragraph" style:parent-style-name="Standard">
      <loext:graphic-properties draw:fill="none"/>
      <style:paragraph-properties fo:margin-left="0in" fo:margin-right="0in" fo:text-indent="0in" style:auto-text-indent="false" fo:background-color="transparent"/>
      <style:text-properties fo:language="en" fo:country="US" officeooo:rsid="001d730f" officeooo:paragraph-rsid="001d730f"/>
    </style:style>
    <style:style style:name="P24" style:family="paragraph" style:parent-style-name="Standard">
      <loext:graphic-properties draw:fill="none"/>
      <style:paragraph-properties fo:margin-left="0in" fo:margin-right="0in" fo:text-indent="0in" style:auto-text-indent="false" fo:background-color="transparent"/>
      <style:text-properties fo:language="en" fo:country="US" officeooo:rsid="0021a46d" officeooo:paragraph-rsid="0021a46d"/>
    </style:style>
    <style:style style:name="P25" style:family="paragraph" style:parent-style-name="Standard">
      <loext:graphic-properties draw:fill="none"/>
      <style:paragraph-properties fo:margin-left="0in" fo:margin-right="0in" fo:text-indent="0in" style:auto-text-indent="false" fo:background-color="transparent"/>
      <style:text-properties fo:language="en" fo:country="US" officeooo:rsid="001f4fa9" officeooo:paragraph-rsid="0021a46d"/>
    </style:style>
    <style:style style:name="P26" style:family="paragraph" style:parent-style-name="Standard">
      <loext:graphic-properties draw:fill="none"/>
      <style:paragraph-properties fo:margin-left="0in" fo:margin-right="0in" fo:text-indent="0in" style:auto-text-indent="false" fo:background-color="transparent"/>
      <style:text-properties fo:language="en" fo:country="US" officeooo:rsid="00206d38" officeooo:paragraph-rsid="0021a46d"/>
    </style:style>
    <style:style style:name="P27" style:family="paragraph" style:parent-style-name="Standard">
      <loext:graphic-properties draw:fill="none"/>
      <style:paragraph-properties fo:margin-left="0in" fo:margin-right="0in" fo:text-indent="0in" style:auto-text-indent="false" fo:background-color="transparent"/>
      <style:text-properties fo:language="en" fo:country="US" officeooo:rsid="00206d38" officeooo:paragraph-rsid="00206d38"/>
    </style:style>
    <style:style style:name="P28" style:family="paragraph" style:parent-style-name="Standard">
      <loext:graphic-properties draw:fill="none"/>
      <style:paragraph-properties fo:margin-left="0in" fo:margin-right="0in" fo:text-indent="0in" style:auto-text-indent="false" fo:background-color="transparent"/>
      <style:text-properties fo:language="en" fo:country="US" officeooo:rsid="0022d07e" officeooo:paragraph-rsid="0022d07e"/>
    </style:style>
    <style:style style:name="P29" style:family="paragraph" style:parent-style-name="Standard">
      <loext:graphic-properties draw:fill="none"/>
      <style:paragraph-properties fo:margin-left="0in" fo:margin-right="0in" fo:text-indent="0in" style:auto-text-indent="false" fo:background-color="transparent"/>
      <style:text-properties fo:language="en" fo:country="US" officeooo:rsid="002995c0" officeooo:paragraph-rsid="002995c0"/>
    </style:style>
    <style:style style:name="P30" style:family="paragraph" style:parent-style-name="Standard">
      <loext:graphic-properties draw:fill="none"/>
      <style:paragraph-properties fo:margin-left="0in" fo:margin-right="0in" fo:text-indent="0in" style:auto-text-indent="false" fo:background-color="transparent"/>
      <style:text-properties fo:language="en" fo:country="US" officeooo:rsid="002b8892" officeooo:paragraph-rsid="002b8892"/>
    </style:style>
    <style:style style:name="P31" style:family="paragraph" style:parent-style-name="Standard">
      <loext:graphic-properties draw:fill="none"/>
      <style:paragraph-properties fo:margin-left="0in" fo:margin-right="0in" fo:text-indent="0in" style:auto-text-indent="false" fo:background-color="transparent"/>
      <style:text-properties fo:language="en" fo:country="US" officeooo:rsid="00380470" officeooo:paragraph-rsid="00380470"/>
    </style:style>
    <style:style style:name="P32" style:family="paragraph" style:parent-style-name="Standard">
      <loext:graphic-properties draw:fill="none"/>
      <style:paragraph-properties fo:margin-left="0in" fo:margin-right="0in" fo:text-indent="0in" style:auto-text-indent="false" fo:background-color="transparent"/>
      <style:text-properties fo:language="en" fo:country="US" officeooo:rsid="003d4bb9" officeooo:paragraph-rsid="003d4bb9"/>
    </style:style>
    <style:style style:name="P33" style:family="paragraph" style:parent-style-name="Standard">
      <loext:graphic-properties draw:fill="none"/>
      <style:paragraph-properties fo:margin-left="0in" fo:margin-right="0in" fo:text-indent="0in" style:auto-text-indent="false" fo:background-color="transparent"/>
      <style:text-properties fo:language="en" fo:country="US" officeooo:rsid="003dcfef" officeooo:paragraph-rsid="003dcfef"/>
    </style:style>
    <style:style style:name="P34" style:family="paragraph" style:parent-style-name="Standard">
      <loext:graphic-properties draw:fill="none"/>
      <style:paragraph-properties fo:margin-left="0in" fo:margin-right="0in" fo:text-indent="0in" style:auto-text-indent="false" fo:background-color="transparent"/>
      <style:text-properties fo:language="en" fo:country="US" officeooo:rsid="003ed39c" officeooo:paragraph-rsid="003ed39c"/>
    </style:style>
    <style:style style:name="P35" style:family="paragraph" style:parent-style-name="Standard">
      <loext:graphic-properties draw:fill="none"/>
      <style:paragraph-properties fo:margin-left="0in" fo:margin-right="0in" fo:text-indent="0in" style:auto-text-indent="false" fo:background-color="transparent"/>
      <style:text-properties fo:language="en" fo:country="US" officeooo:rsid="004017dd" officeooo:paragraph-rsid="004017dd"/>
    </style:style>
    <style:style style:name="P36" style:family="paragraph" style:parent-style-name="Standard" style:master-page-name="">
      <loext:graphic-properties draw:fill="none"/>
      <style:paragraph-properties fo:margin-left="0in" fo:margin-right="0in" fo:text-indent="0in" style:auto-text-indent="false" style:page-number="auto" fo:background-color="transparent"/>
      <style:text-properties fo:language="en" fo:country="US" officeooo:rsid="001b3087" officeooo:paragraph-rsid="001b3087"/>
    </style:style>
    <style:style style:name="T1" style:family="text">
      <style:text-properties style:language-asian="zxx" style:country-asian="none" style:language-complex="zxx" style:country-complex="none"/>
    </style:style>
    <style:style style:name="T2" style:family="text">
      <style:text-properties officeooo:rsid="001c6881" style:language-asian="zxx" style:country-asian="none" style:language-complex="zxx" style:country-complex="none"/>
    </style:style>
    <style:style style:name="T3" style:family="text">
      <style:text-properties officeooo:rsid="001f4fa9" style:language-asian="zxx" style:country-asian="none" style:language-complex="zxx" style:country-complex="none"/>
    </style:style>
    <style:style style:name="T4" style:family="text">
      <style:text-properties officeooo:rsid="0021a46d" style:language-asian="zxx" style:country-asian="none" style:language-complex="zxx" style:country-complex="none"/>
    </style:style>
    <style:style style:name="T5" style:family="text">
      <style:text-properties officeooo:rsid="001fe895" style:language-asian="zxx" style:country-asian="none" style:language-complex="zxx" style:country-complex="none"/>
    </style:style>
    <style:style style:name="T6" style:family="text">
      <style:text-properties officeooo:rsid="00206d38" style:language-asian="zxx" style:country-asian="none" style:language-complex="zxx" style:country-complex="none"/>
    </style:style>
    <style:style style:name="T7" style:family="text">
      <style:text-properties officeooo:rsid="002849c6" style:language-asian="zxx" style:country-asian="none" style:language-complex="zxx" style:country-complex="none"/>
    </style:style>
    <style:style style:name="T8" style:family="text">
      <style:text-properties officeooo:rsid="002336ea" style:language-asian="zxx" style:country-asian="none" style:language-complex="zxx" style:country-complex="none"/>
    </style:style>
    <style:style style:name="T9" style:family="text">
      <style:text-properties officeooo:rsid="0023e35d" style:language-asian="zxx" style:country-asian="none" style:language-complex="zxx" style:country-complex="none"/>
    </style:style>
    <style:style style:name="T10" style:family="text">
      <style:text-properties officeooo:rsid="002995c0" style:language-asian="zxx" style:country-asian="none" style:language-complex="zxx" style:country-complex="none"/>
    </style:style>
    <style:style style:name="T11" style:family="text">
      <style:text-properties officeooo:rsid="002b8892" style:language-asian="zxx" style:country-asian="none" style:language-complex="zxx" style:country-complex="none"/>
    </style:style>
    <style:style style:name="T12" style:family="text">
      <style:text-properties officeooo:rsid="002e0fbb" style:language-asian="zxx" style:country-asian="none" style:language-complex="zxx" style:country-complex="none"/>
    </style:style>
    <style:style style:name="T13" style:family="text">
      <style:text-properties officeooo:rsid="002d36be" style:language-asian="zxx" style:country-asian="none" style:language-complex="zxx" style:country-complex="none"/>
    </style:style>
    <style:style style:name="T14" style:family="text">
      <style:text-properties officeooo:rsid="002f3f8d" style:language-asian="zxx" style:country-asian="none" style:language-complex="zxx" style:country-complex="none"/>
    </style:style>
    <style:style style:name="T15" style:family="text">
      <style:text-properties officeooo:rsid="00301795" style:language-asian="zxx" style:country-asian="none" style:language-complex="zxx" style:country-complex="none"/>
    </style:style>
    <style:style style:name="T16" style:family="text">
      <style:text-properties officeooo:rsid="0032d45b" style:language-asian="zxx" style:country-asian="none" style:language-complex="zxx" style:country-complex="none"/>
    </style:style>
    <style:style style:name="T17" style:family="text">
      <style:text-properties officeooo:rsid="0031050d" style:language-asian="zxx" style:country-asian="none" style:language-complex="zxx" style:country-complex="none"/>
    </style:style>
    <style:style style:name="T18" style:family="text">
      <style:text-properties officeooo:rsid="00333edf" style:language-asian="zxx" style:country-asian="none" style:language-complex="zxx" style:country-complex="none"/>
    </style:style>
    <style:style style:name="T19" style:family="text">
      <style:text-properties officeooo:rsid="00351819" style:language-asian="zxx" style:country-asian="none" style:language-complex="zxx" style:country-complex="none"/>
    </style:style>
    <style:style style:name="T20" style:family="text">
      <style:text-properties officeooo:rsid="00378258" style:language-asian="zxx" style:country-asian="none" style:language-complex="zxx" style:country-complex="none"/>
    </style:style>
    <style:style style:name="T21" style:family="text">
      <style:text-properties officeooo:rsid="0039821a" style:language-asian="zxx" style:country-asian="none" style:language-complex="zxx" style:country-complex="none"/>
    </style:style>
    <style:style style:name="T22" style:family="text">
      <style:text-properties officeooo:rsid="003cfb62" style:language-asian="zxx" style:country-asian="none" style:language-complex="zxx" style:country-complex="none"/>
    </style:style>
    <style:style style:name="T23" style:family="text">
      <style:text-properties officeooo:rsid="003d86c1" style:language-asian="zxx" style:country-asian="none" style:language-complex="zxx" style:country-complex="none"/>
    </style:style>
    <style:style style:name="T24" style:family="text">
      <style:text-properties officeooo:rsid="0041f1a7" style:language-asian="zxx" style:country-asian="none" style:language-complex="zxx" style:country-complex="none"/>
    </style:style>
    <style:style style:name="T25" style:family="text">
      <style:text-properties officeooo:rsid="0046c782" style:language-asian="zxx" style:country-asian="none" style:language-complex="zxx" style:country-complex="none"/>
    </style:style>
    <style:style style:name="T26"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ticamente dice che non mette tutti <text:span text:style-name="T1">i metodi nelle component interfaces perchè alcuni metodi sono interni a un component e non sono esposti all'esterno</text:span></text:p>
      <text:p text:style-name="P2">Ok magari spiega bene cosa fa QueryManager, che prepara query spefiche in base al metodo che viene chiamato</text:p>
      <text:p text:style-name="P3">Posso fare un oggetto filterList pure in FIND UNSAFE STREETS, così faccio un unico metodo senza distinguere i parametri perchè figa che due coglioni, oppure posso distinguerli tanto devo solo aggiungere 2 frecce di merda per ogni alternativa</text:p>
      <text:p text:style-name="P3"/>
      <text:p text:style-name="P14">Dire da qualche parte ogni quanto vengono chiamati gli update degli accidents e della safety, avevamo detto forse periodicamente tipo ogni giorno?</text:p>
      <text:p text:style-name="P4"/>
      <text:p text:style-name="P5">MODIFICHE SEQUENCE DIAGRAMS:</text:p>
      <text:p text:style-name="P5">in find unsafe streets porta dentro la chiamata al primo metodo in ogni alternativa differenziando i parametri, poi in getPath metti starting point e ending point. Potrei anche considerare il caso in cui non sia possibile generare un path, ma forse posso anche spiegarlo a parole. Però il reply message con "streets in path" è meglio se lo chiamo path e basta, perchè altrimenti non si capisce che il path è generato dal server e passato al client (certo, potremmo anche rigenerarlo sul client ma è abbastanza inutile e poco sicura come cosa, magari non è lo stesso boh bordello)</text:p>
      <text:p text:style-name="P5"/>
      <text:p text:style-name="P6">poi anche UserRegistration DD è meglio se lo cambio perchè dovrei tenere conto anche della password che viene inserita e quindi passata al metodo e quindi al sistema, o anche degli altri dati del cazzo inutili come nome e cognome e troiate così</text:p>
      <text:p text:style-name="P6"/>
      <text:p text:style-name="P7"><text:span text:style-name="T26">EmailAPI forse è meglio chiamarla PECApi perchè la pec non è proprio un'email secondo me, non puoi mandare una pec con gmail</text:span>.</text:p>
      <text:p text:style-name="P7"/>
      <text:p text:style-name="P15">Dire che l'informazione viene immagazzinata nel DBMS è un po' una cagata, dovrebbe essere nel database ma prima decidiamo bene se è un solo database o più di uno, poi cambio sta roba</text:p>
      <text:p text:style-name="P8"/>
      <text:p text:style-name="P10">Magari cambiare safety update in update safety per rispettare tutte le cazzo di convenzioni sui nomi dei sequence ma alla fine sticazz</text:p>
      <text:p text:style-name="P11">Stessa cosa per accidents update in DD</text:p>
      <text:p text:style-name="P11"/>
      <text:p text:style-name="P12">seq in Accidents update dovrebbe essere un loop</text:p>
      <text:p text:style-name="P13">nello stesso, ci vuole un altro frame con loop per fare storeAccident(city, accident) forall accidents retrieved</text:p>
      <text:p text:style-name="P13"/>
      <text:p text:style-name="P13"/>
      <text:p text:style-name="P11"/>
      <text:p text:style-name="P11"/>
      <text:p text:style-name="P5"/>
      <text:p text:style-name="P5"/>
      <text:p text:style-name="P5"><text:soft-page-break/></text:p>
      <text:p text:style-name="P4"/>
      <text:p text:style-name="P9">LOGIN</text:p>
      <text:p text:style-name="P36"><text:span text:style-name="T1">In this sequence diagram, the process of user login is shown. The authority login is not shown in the runtime view section, since it is basically the same. In fact, both users and authorities log in with a username and a password. This process is actually quite simple: </text:span><text:span text:style-name="T2">the UserApp asks the server to log in by passing username and password. ClientHandler receives the request and forwards it to the AccessManager component, that will ask DataManager for a simple query in the database. If no user with that username is found, an error message is given to the client, otherwise the check of the password will be performed. If the password inserted and sent by the user is the same as the one retrieved from the database, the login will be considered as logged in and then informed.</text:span></text:p>
      <text:p text:style-name="P16"/>
      <text:p text:style-name="P23"><text:span text:style-name="T2">R</text:span><text:span text:style-name="T1">EPORT VIOLATION</text:span></text:p>
      <text:p text:style-name="P23"><text:span text:style-name="T1">Here, it is shown how a violation is reported by users to the system. UserApp sends all the information contained in a Violation object (pictures, location, ...). ClientHandler forwards the call to ReportManager, the component designed to handle the reports. It will indeed ask IRI for the plate number, providing it with the pictures sent by the user. Then, it will ask MapManager for the name of the street of the violation. MapManager of course needs to ask the external MI to accomplish this, and it only needs the provided location. When all the information </text:span><text:span text:style-name="T3">is gathered, the report is ready to be stored into the database. To do so, ReportManager will ask DataManager to interact with the DBMS and update the related table(s).</text:span></text:p>
      <text:p text:style-name="P17"/>
      <text:p text:style-name="P24"><text:span text:style-name="T3">F</text:span><text:span text:style-name="T1">IND STREETS WITH HIGHEST NUMBER OF VIOLATIONS</text:span></text:p>
      <text:p text:style-name="P25"><text:span text:style-name="T1">It is now shown how a possible query for </text:span><text:span text:style-name="T4">the streets with the highest number of violations</text:span><text:span text:style-name="T1"> is made. The filterList object </text:span><text:span text:style-name="T5">represents all the filter</text:span><text:span text:style-name="T6">s</text:span><text:span text:style-name="T5"> that are selected by the user, like time slots and type</text:span><text:span text:style-name="T6">s</text:span><text:span text:style-name="T5"> of violation. These filters are widely described in the RASD. </text:span><text:span text:style-name="T6">The component designed to handle these queries is of course QueryManager. It will check the correctness of all the used filters (e.g. at least a type of violation must be included). If some constraint is not fulfilled, an error is sent to the user, otherwise QueryManager will prepare the query and forward it to DataManager, that will actually execute it on the DBMS. The result is then back propagated through the involved components and to the UserApp.</text:span></text:p>
      <text:p text:style-name="P17"/>
      <text:p text:style-name="P18">FIND DANGEROUS VEHICLES</text:p>
      <text:p text:style-name="P26"><text:span text:style-name="T1">This interaction is basically the same as </text:span><text:span text:style-name="T4">the previous </text:span><text:span text:style-name="T1">one, thus it won't be explained again here. The only difference is that the query designed by QueryManager will be specific for </text:span><text:span text:style-name="T4">finding the types of vehicle that made the most violations</text:span><text:span text:style-name="T1">.</text:span></text:p>
      <text:p text:style-name="P17"/>
      <text:p text:style-name="P27"><text:span text:style-name="T3">F</text:span><text:span text:style-name="T1">IND URGENT INTERVENTIONS</text:span></text:p>
      <text:p text:style-name="P27"><text:soft-page-break/><text:span text:style-name="T1">This interaction is basically the same as </text:span><text:span text:style-name="T4">"find streets with highest number of violations"</text:span><text:span text:style-name="T1">, thus it won't be explained again here. The only difference is that the query designed by QueryManager will be specific for urgent interventions.</text:span></text:p>
      <text:p text:style-name="P17"/>
      <text:p text:style-name="P28"><text:span text:style-name="T3">F</text:span><text:span text:style-name="T1">IND UNSAFE STREETS</text:span></text:p>
      <text:p text:style-name="P28"><text:span text:style-name="T1">In this interacion both client and server processes are shown. The request </text:span><text:span text:style-name="T7">made </text:span><text:span text:style-name="T1">by the UserApp is forwarded by ClientHandler to QueryManager. Depending on the </text:span><text:span text:style-name="T8">option selected by the user, three different methods could be called: the one with a city as input, the one with starting and ending points, or the one with a single street. In the first case, QueryManager will look for all the streets of the selected city in the DBMS, going through DataManager. In the second case, a path needs to be generated, thus QueryManager will ask MI through MapManager for a path, that will include a certain number of streets. </text:span><text:span text:style-name="T9">In the last case, no action is required. Then, for all the gathered streets, QueryManager will search in the database for their safety, asking DataManager to execute the actual query. </text:span><text:span text:style-name="T7">All this data is finally sent back to the UserApp again that will pass them to the "local" MapManager component, which will ask MapInterface for the generation of the map. The map will of course show the path calculated by the server and will colour the streets according to their safety, </text:span><text:span text:style-name="T10">using the safety data handed by the server. The map will be finally shown to the user.</text:span></text:p>
      <text:p text:style-name="P19"/>
      <text:p text:style-name="P20">USER REGISTRATION</text:p>
      <text:p text:style-name="P29"><text:span text:style-name="T1">This sequence diagram pictures the interaction through which a user registers to SafeStreets. After UserApp has asked him all the registration data (username, password, and other information), it will hand them to the server, </text:span><text:span text:style-name="T25">hidden into a User object</text:span><text:span text:style-name="T1">. ClientHandler will forward the request to AccessManager, that is the same component that manages the login interactions. AccessManager will first check if there is an already existing user who registered with that same username and in case will send back an error. If not, it will ask DataManager to store the user information into the </text:span><text:span text:style-name="T11">DBMS.</text:span></text:p>
      <text:p text:style-name="P21"/>
      <text:p text:style-name="P22">AUTHORITY REGISTRATION</text:p>
      <text:p text:style-name="P30"><text:span text:style-name="T1">It is now described the process through w</text:span><text:span text:style-name="T12">h</text:span><text:span text:style-name="T1">ich an authority registers to SafeStreets. This is a little bit more complicated process with respect to the user one, because the system requires the authority to be real and recognized. The assumption here is that there's a </text:span><text:span text:style-name="T12">completely</text:span><text:span text:style-name="T1"> secure PEC address assigning mechanism. The </text:span><text:span text:style-name="T13">ClientHandler forwards the WebApp request to AccessManager. The request contains of course all the necessary information for the registration. AccessManager will then check whether there is already an authority registered for the city </text:span><text:span text:style-name="T14">contained in</text:span><text:span text:style-name="T13"> the registration request. </text:span><text:span text:style-name="T15">If a authority already exists, the request is rejected and an error message is sent back to the client, otherwise AccessManager will check whether the specified PEC address actually corresponds to the authority of the city </text:span><text:soft-page-break/><text:span text:style-name="T15">contained in the request. </text:span><text:span text:style-name="T16">This is to avoid that an authority registers for a different city. </text:span><text:span text:style-name="T17">To do that, it needs to ask the Authority Common Interface that is external with respect to SafeStreets. </text:span><text:span text:style-name="T16">If the addresses do not match, an error message </text:span><text:span text:style-name="T18">is sent to the client and the procedure is aborted. If the specified address is correct for that city, SafeStreets needs now to verify that the actual person that is making the request through the WebApp is able to access the PEC address and actually read the received emails. In order to do that, AccessManager generates a code that will be sent by PEC through EmailAPI. </text:span><text:span text:style-name="T19">AccessManager now waits for the authority to insert, through the WebApp, the received code. Then, it will check that the generated code and the inserted one coincide. If they do not coincide, an error is sent to the WebApp and the registration is aborted. </text:span><text:span text:style-name="T20">If the inserted code is correct, AccessManager will ask DataManager to store the information into the database.</text:span></text:p>
      <text:p text:style-name="P30"><text:span text:style-name="T20"/></text:p>
      <text:p text:style-name="P31"><text:span text:style-name="T20">C</text:span><text:span text:style-name="T1">HECK UNREAD REPORTS </text:span></text:p>
      <text:p text:style-name="P31"><text:span text:style-name="T1">In this sequence diagram, it is shown how an authority is able to retrieve all the unread reports sent by users to SafeStreets. The WebApp will ask ClientHandler to forward the request to the right component, that in this case is again QueryManager. In fact, its job is to call the right method of DataManager to obtain only the reports that have the "read" flag set to false. </text:span><text:span text:style-name="T21">DataManager will as usual execute the actual query into the DBMS. </text:span><text:span text:style-name="T22">Finally, QueryManager will send the result back to the WebApp.</text:span></text:p>
      <text:p text:style-name="P31"><text:span text:style-name="T22"/></text:p>
      <text:p text:style-name="P32"><text:span text:style-name="T22">F</text:span><text:span text:style-name="T1">IND REPORTS</text:span></text:p>
      <text:p text:style-name="P32"><text:span text:style-name="T1">Here it is described the interactions through the components when the authority asks for some past reports applying some filters. The request is made by the WebApp and is forwarded to QueryManager by ClientHandler. </text:span><text:span text:style-name="T23">After having checked if the specified filters are correct and eventually returning an error to the WebApp, QueryManager will ask DataManager to interact with the DBMS and execute the query that will return all the reports located in the authority’s city that match the specified filters.</text:span></text:p>
      <text:p text:style-name="P32"><text:span text:style-name="T23"/></text:p>
      <text:p text:style-name="P33"><text:span text:style-name="T23">S</text:span><text:span text:style-name="T1">AFETY UPDATE</text:span></text:p>
      <text:p text:style-name="P33"><text:span text:style-name="T1">This is the description of the process of updating the safety estimation of every registered street. The component designed to do this operation is SafetyManager. It asks DataManager to get all the violations and accidents information from the DBMS. Then it will calculate the safety estimation as described in RASD. Finally, it will store this estimation in the database, so that it will be possible to retrieve always the most updated information without actually calculating it for every request that is made.</text:span></text:p>
      <text:p text:style-name="P33"><text:span text:style-name="T1"/></text:p>
      <text:p text:style-name="P34"><text:span text:style-name="T1">ACCIDENTS UPDATE</text:span></text:p>
      <text:p text:style-name="P35"><text:span text:style-name="T1">Here it is described how SafeStreets uses the Authority Common Interface to retrieve data about accidents. </text:span><text:span text:style-name="T24">For every city with a registered authority, AccidentsManager will ask ACI for these </text:span><text:soft-page-break/><text:span text:style-name="T24">data and then will ask DataManager to store them into the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2.4335in" fo:margin-right="1.41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07:10:49.309771817</meta:creation-date>
    <dc:date>2019-12-06T18:03:11.660078459</dc:date>
    <meta:editing-duration>PT3H7M22S</meta:editing-duration>
    <meta:editing-cycles>25</meta:editing-cycles>
    <meta:generator>LibreOffice/6.0.7.3$Linux_X86_64 LibreOffice_project/00m0$Build-3</meta:generator>
    <meta:document-statistic meta:table-count="0" meta:image-count="0" meta:object-count="0" meta:page-count="5" meta:paragraph-count="37" meta:word-count="1739" meta:character-count="10433" meta:non-whitespace-character-count="8730"/>
  </office:meta>
</office:document-meta>
</file>